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03e1" officeooo:paragraph-rsid="001b03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ven below is a transcript that you have to convert into a blog post. Follow the high level steps given below:</text:p>
      <text:p text:style-name="P1">- understand the transcript</text:p>
      <text:p text:style-name="P1">- understand what major sections are present in this transcript</text:p>
      <text:p text:style-name="P1">- spin off the transcript in about 2000-2500 words in english while organizing content into subheadings and (IMPORTANTLY) maintaining maximum points/arguments from the transcript</text:p>
      <text:p text:style-name="P1">- at the end, give a section: “Criticisms” where you will write criticisms of any person, organization, country,or group as pointed out in the transcript. Note: deliver the criticisms in first person – not as something someone said.</text:p>
      <text:p text:style-name="P1">- Don’t mention about reading any transcript in the blog post</text:p>
      <text:p text:style-name="P1">- IMPORTANTLY: mention citations wherever possible</text:p>
      <text:p text:style-name="Standard"/>
      <text:p text:style-name="Standard"><text:s/>नमस्कार मैं रवीश कुमार इस्राईल ने दावा किया है कि उसने इरान की सुरक्षा समिती के अध्यक्ष अली लारीजानी को टार्गेट किया है मीडिया में इसे लेकर कई तरह की ऐसी खबरे चल रही हैं जिनें कंफर्म नहीं किया जा सकता इस्राईल ने दावा किया है कि उसने ॢ लारी जानी को मार दिया है अलजजेरा, इस्राईल के राक्षा मंतरी के हवाले से मार्ने कि खबर दे रहा है लेकिन धियान रखिये, अलजजेरा कतर का सरकारी मीडिया है और इरान के टारगेट पर कतर भी है इन खबरों के बीच लारी जानी ने हांच से लिखा या पत्र ट्वीट किया है इसमें 17 मार्च को नौ सेना के शहीदों के जनाजे के बारे में एक नोट है तो क्या लारी जानी हांच से लिखे पत्र से बताना चाह रहे हैं उन्हें कुछ नहीं हुआ उनके पास भी एक मौका है कि प्रेस के सामने आकर इन खबरों का खंडन कर दें जैसे कुछ दिन पहले लारी जानी तेहरान की सरको पर मार्च करने लगे डिखाने के लिए कि उन्हें इस्राईल और अमेरिका के हमले का अब कोई डर नहीं अली लारी जानी कह चुके है इरान अपना हमला तब तक जारी रखेगा Jab तब अमेरिका को अपनी गलती का एहसास नहीं हो जाता इस्राईल ने एक और दाबा किआ है इरान की सेना, IRGC की ग्राउन यूनिट, बासिच के कमांडर गुलाम रजा सुलेमानी की हत्या कर दिगई है सुलेमानी भी इरान के अधिकारियों में खामे नहीं के बाद टॉप माने जाते हैं जिस दोरान मीडिया में यह खबरें रिपोर्ट हो रही थी उसी बीच इस्राईल के प्रधान मंत्री के ट्वीटर हैंडल से यह तस्वीर जारी की गई कि नितन्याहूं फोन से इरान के टॉप अधिकारियों को मारने के आदेश दे रहे हैं हो सकता है मनुबैज्यानिक दबाव बनाने की कोशिश हो फोन पर मारने के आदेश दे रहे हैं तो इसी फोन से नितन्याहूं स्टेट-अफ-फोर्मुज से तेल भरे जहाजों के गुजरने का आदेश क्यों नहीं दे देते इरान ने सुलेमानी और लारिजानी को लेकर कोई पुष्टी नहीं की इस युद्ध में साफ हो गया कि इरान की टॉप लिडर्शिप को टार्गेट करने के बाद भी उसके जबाव देने की शम्ता में कोई असर नहीं होता, कोई बदलाव नहीं होता नेटिन याहू को लेकर भी आफ़वाहे चल रही हैं कि विदेश में हैं या नहीं, इसका भी खंडन आता रहता है इरान की सेना के प्रवक्ता ने अंग्रेजी में ट्रम्स से कहा कि युद्ध का नतीजा ट्वीटर से तै नहीं होता युद्ध के मैदान में तै होता है इस युद्ध का नाम आप एपिक फिरी की जग़ा एपिक फिर रख दीजिए आज के वीडियो में श्रीलंका से लेकर पाकिस्तान, मलेशिया से लेकर दुबई और भारत की आने खबरे हैं इन सब को जोड़ कर देखिए, आपको ये दुनिया बिखरी हुई नजर आएगी ट्रॉम्प अपने आफिस की मेज पर दो लाख टंड बम लेकर उड़ने वाले बी टू बॉमबर का मॉडल दिखा रहे है उसकी खुबसूरती बया कर रहे हैं, गले लगाने की बात कर रहे हैं खारग पर हुए हमले में इस विमान का भी इस्तेमाल हुआ था लेकिन युद्ध की बात केबल बम से नहीं होती है शत्रंज से भी होती है ट्रम्प ने कहा कि इरान के लोग स्मार्ट हैं, हाई आईक्यू वाले हैं, इंटेलिजन्ट हैं, इरान महान शक्ती है तीन हफते भी नहीं बीते ट्रम्प लगता है इरान के प्यार में पढ़ने लगे हैं कहीं ऐसा तो नहीं कि ट्रम की सोच और उनकी जुबान पर इरान का अफ़र पढ़ने लगा है पांच मार्ज को इरान के उप विदेश मंत्री साइध खातिर जादे ने कहा था भारत और इरान शत्रंज की मानसिक्ता से खेलते हैं अमेरिका की तरह फूटबॉल की मानसिक्ता से नहीं कूट निति ही एक मातर विकल्ब है उनका ये बयान 16 मार्ज को ट्रम शत्रंज की विसाद की बात करते हैं बम गिराते समय नेताओं को लगता है उनसे दमदार कोई नहीं लेकिन बात करने आते हैं तो शत्रंज का सहारा लेने लग जाते हैं विदेश मंतरी अबबास अराकची कह रहे है ट्रम के राजदूत से मेरा कोई संपर्क नहीं हमले की शुरुवाद से पहले तक ही था इसकी अलावा कोई भी दावा किया जाए तो यह सिर्फ तेल के बाजारों को संदेश देने के लिए है ट्रम को अब यह समझ आ गया कि उनका मुकाबला किसी एरे गहरे से नहीं हम इस वीडियो में उनकी प्रेस कॉंफरेंस पर विस्तार से बात करेंगे क्योंकि अब ट्रम खुद अपने अकेले पन को दिखाने लगे हैं जताने लगे हैं उनके बयानों से लगने लगा है कि ट्रम का साथ हर देश छोड़ चूका है इरान पर हमले के फैसले ने उने टैरिप से जादा अकेला किया इस बीच इन खबरों पर भी नज़र डाल लिजिये सपटाल पर बमबारी करदी जिसमे चार सब्संद्धिक लोगों के मारे जाने के खबर है और लेबनान से कहबर है इसराईल ने वहां आट सब लोगों को मार दिया है इसराईल ने गजा में असपतालों पर <text:soft-page-break/>बंबारी कर दुनिया को सिखा दिया कि असपताल और इसकूलों पर भी हमले किये जा सकते हैं क्योंकि एक जगपर इतने सारे लोग मौजूद होते हैं और सफलता बड़ी दिखाई परती है भारत ने पाकिस्तान के हमले की निंदा की है एक आसपास अचानक से चीन के लड़ाकूब विमानों ने उड़ना शुरू कर दिया है श्रीलंका ने अपने उर्जास संसाधनों को बचाने के लिए कहा है साथ दिनों में चार दिनी काम करने होंगे तीन दिनों की छुट्टी आप लोगे क्यों रस्ट में सैसाल को नियाथ नहीं किया? उठाहिए टरेट दील का कोई मतलब नहीं मलेशिया कैसे हिम्मत कर गया डील को रद करने की भारत के संधरम में सवाल पूछा जा रहा है क्या भारत को भी डील रद कर दिनी चाहिए? पूरी तस्वीर आपके सामने नहीं आपा रही भारत में जिस दुकांदार ने कमर्शियल गैस नहीं मिलने के कारण अपनी दुकान बंद कर दी वो इस युद्ध को लेकर क्या सोच रहा है यह भी हम नहीं बता सकते लगता नहीं युद्ध को लेकर उनकी कोई राय भी है इस बीच अमेरिका ने क्यूबा की तेल सप्लाई रोग दी थी वहाँ पर अंधेरा है अस्पताल बंद हो गए एक करोड लोगों की जिंदगी खत्रे में है इरान पर जटका खाने वाले ट्रम कह रहे है वे क्यूबा पर कब्जा कर लें इसकी मते लो एक संस्यतिये को धिलपत लो तेल से लेकर डबाओं तक के लिए तरस रें ट्रम क्यूबा के इंगुय फ़ुप सुर्टी की तारीफ कर रहे है, मॉसम की तारीफ कर रहे है जैसे उनके लिए लोगों का होना कोई माइने नहीं रखता इस आदमी ने खुबसूर्टी का मतलब बदल दिया हर बच्शूरत काम को यह खुबसूरत बताता है पोप लियो ने कहा पत्रकारों को उनकी नजरों से रिपोर्ट करनी चाहिए जो इस युद में मारे जा रहे हैं गायल हो रहे हैं पोप को ट्रम्प को भी नसीहत देनी चाहिए जो इरान पर हमले को जब तब जस्ट फर फन बताते रहते हैं पोप लियो ने युद की निंदा की है कहा है कि हिंसा कभी भी इंसाप और शांती का रास्ता नहीं खोलती है उन्हों ने कहा कि मैं हमले के लिए जिम्मेदार लोगों से सीज़ फायर की अपील करता हूं लेकिन इन अच्छी बातों को कौन सुन रहा है आप युद की रिपोर्टिंग देखी बम कहा दिर रहा है, किस पर दिर रहा है मरने वाले कौन है, यह सब गायब है युद की रिपोर्टिंग केवल बयानों और स्ट्रेटिजी के इनालिसिस में ही सिमट गई है युद का विनाश नहीं दिख रहा है हतियारों के कलातमक वीडियो दिखाय जा रहे है कभी इरान अपनी मिसाईलों के वीडियो जारी करता है, कभी अमेरिका इनसे होने वाले विनाश की तस्वीर आपको मुश्कल से दिखती है जो पत्रकार बिना गूगल मैप के अपने शहर के दूसरे महले में नहीं जा सकते वो ग्राउंड पर जाकर जीयो पॉलिटिक्स समझा रहे है बस उन्होंने जीयो पॉलिटिक्स का सारा मुहावरा अमेरिका और इस्राईल से ले लिया है इरान के भुगोल की भनक तो अब लगी जब इरान ने अमेरिका और उसके सहयोगी देशों के लिए होरमुज का रास्ता रोप दिया तबाही मच गई आज 17 मार्च है 28 फरवरी को इरान पर हमला हुआ था स्ट्रेट अफ होरमुज से भारत के दो जहाज आ गए स्ट्रेट अफ होरमुज से भारत के दो जहाज आ गए बदले में कुछ दबाओं और मेडिकल सामान की भी मां की गई है। इस खबर पर हिंदू की पत्रकार सुहासनी हैदर ने ट्वीट किया है कि जब इन तीन जहासों को हिरासत में लिया गया उस समय अमेरिका के प्रतिबंधों के चलते भारत इरान से ब्यापार और चाबहार पोर्ट पर अपना निवेश खत्म करने की तयारी में था और उसी तेल के आयाद को कम कर खाडी और अमेरिका से तेल के आयाद को बढ़ा रहा था लेकिन 28 परवरी के बाद से बहुत कुछ बदल गया है सूत्रों ने इस खबर का खंडन किया है कि इरान ने भारत के सामने ऐसी कोई शर्त नहीं रखी क्या इस खबर का भी आदिकारिक रूप से खंडन नहीं किया जा सकता था विदेश मंत्री S.J.शंकर ने Financial Times से कहा इरान ने भारत के सभी जहाजों को होर्मू से गुजरने की अनुमती नहीं दिया इसका मतलब है, इरान भी बार्गेन कर रहा है अगर इरान शर्ते नहीं रख रहा तब फिर उसे सभी जहाजों के लिए रास्ता देने में क्या दिक्कत है इस बीच इरान ने उन नाविकों की तस्वीर जारी की है जो आईरिश देना पर सवार थे और जिनहें अमेरिका ने टार्गेट किया इरान ने इससे पहले स्कूली बच्चियों की तस्वीर जारी की थी इसका मतलब है, इरान अभी तक इसे नहीं भूला और बड़ी घटना मांता है आईरिश देना भारत का मेहमान था और यहीं से इरान लोट रहा था इरान ने पाकिस्तान के जहाज को भी होरमू से गुजरनी की अनुमति दी और विदेश मंत्री अराकची ने पाकिस्तान का शुक्रिया आदा किया क्या इरान ने पाकिस्तान के सभी जहाजों को होरमू से गुजरनी की छूट दी है इस सबाल का जबाब खोजा जाना चाहिए यह भी कि पाकिस्तान की सीमा इरान से लगती है काफी लंभी सीमा लगती है इरान ने खाड़ी के देशों पर हमला किया मगर पाकिस्टान पर नहीं क्या कारण हो सकता है जबकि पाकिस्तान और सौधी अरब के बीच सुरक्षा समझाओता है पाकिस्तान का अमेरिका के साथ सम्बंद अच्छ बताया जाता है उदर फ्रांस के राश्टपति मैकरो ने इरान के राश्टपति पिजेश्कियां से बात की इसका मतलब है फ्रांस भी अमेरिका का भरुसा चोड़ अपनी पहल करने लगा है चीन इरान से तेल खरीद रहा है उसके जहाज हूर्मुस से आवा जाही कर रहे है इरान ने हौंकंग को भी हूर्मुस के रास्ते फारस की खारी में प्रवेश करनी की अनुमति दे दी है इसे अपने आप में दुरलब घटना बताया जा रहा है इरान के विदेश मंतराले ने कहा कि इरान की सेना से अनुमति लेकर इन जहाजों को परमिशन दी गई इसका मतलब IRGC फैस्थला कर रही है खारी के देशों की हालत खराब हो चुकी है इसके बाग भी खबरे चभ रही है कि उन्हें अमेरिका से उम्मीद है कि वो इरान को खत्म कर दे इरान बार-बार खारी के देशों से कह रहा है अमेरिका का विरोध करो अपने देश से अमेरिका के राजदूतों को निकाल दो लेकिन रॉय्टर्स और फिनेंशिल टाइम्स में खबरे चभी हैं <text:soft-page-break/>कि खारी के देश अब चाहते हैं कि इरान को इस हालत में नहीं छोड़ा जाए कि वो आगे भी तेल की सपलाई के लिए खत्रा बन जाए वे नहीं चाहते कि ट्रम बीच में ही युद से निकल जाए अगर ऐसा हुआ तो खारी के देशों को और भी खुंखार इरान का सामना करना होगा साऊधी अरब भी चाहता है अगर इन खबरों में कुछ सचाई है तो खारी के देशों को सामने आकर अपना पक्ष साफ करना चाहिए इरान के विदेश मंतरी अबास अराकची ने भी यही सबाल उठाया है उन्होंने कहा है कि इसराईल और अमेरिका के हमले में कई सो नागरिकों की मौत हुई है दो सो बच्चों की जाने जा चुकी है खबरे है कि कुछ पडोसी देश जहां अमेरिकी सेनाई तैनात है वो इरान पर हमले की जासत दे रहे है और इस नरसंघार को प्रोचसाहित कर रहे है हाड़ी के देशों के सैनी कड्डे से अमेरिका इरान पर हमला करे और इरान जवाब न दे राश्पती ट्रम्से यह सबाल कई बार पूछा जा चुका है अब ट्रम्प ने कहा उन्हें किसी एकस्पर्ट ने इसके बारे में नहीं बताया था 28 फरवरी के हमले से नौ दिन पहले इरान ने सम्युक्त राश्ट की सुरक्षा परिशद को पत्र लिखा कहा कि वैस हमले के जवाब में अपनी रक्षा का अधिकार रखता है और जिन जगों का इस्तमाल हमला करने में होगा उससे वो अपने दुश्वन का ठिकाना मानेगा हमला करेगा 19 फरवरी को ही इरान ने कह दिया था वो खाड़ी के देशों पर हमला करेगा ट्रॉम कैनेडी सेंटर के बोर्ड मेंबर्स की मीटिंग के दौरान ट्रॉम कहते है वे हैरान थे शौक थे कि इरान ने पडुसी देशों पर हमला कर दिया उन्हें हमला नहीं करना था लेकिन उन्होंने जबाब दिया इससे पता चलता है कि इरान बहुत ताकतवर है उनके पास हजारों की संख्या में ड्रोन और मिसाइले हैं लेकिन जब हमने उनके परमानों ठिकानों पर हमला कर दिया तो उन्होंने हजारों मिसाइले बनाने शुरू कर दीं ट्रम्प खुलकर बोलने लगे हैं कि बृतेन के रवये ने उन्हें निराश किया बृतेन ने मदद का हाथ तब बढ़ाया जब ज़रूरत का समय जा चुका था ट्रम्प के पास जबाब भले ना हो एक जबाब का दूसरे जबाब से समबंद भले ना हो प्रेस्ट पर देश द्रोह का मुकदबा करने की धंकी देते रहे हूं मगर ट्रम्प हमेशा पतरकारों से घिरे हुए हैं ट्रम्प के पास जबाब भले ना हो एक जबाब का दूसरे जबाब से समबंद भले ना हो प्रेस्ट पर देश द्रोह का मुकदबा करने की धंकी देते रहे हूं मगर ट्रम्प हमेशा पतरकारों से घिरे हुए हैं 28 फरवरी को जिन देशों ने इरान पर हमले की खुलकर मिंदा नहीं की वो अब दूसरी तरह से अमेरिका को ना कह रहे हैं ट्रम्प ने अपील की थी सहयोगी देश होरमुस की सुरक्षा के लिए अपने युद्धपोत भेजें सब ने मना कर दिया नेटो के सदस्यों ने कहा इसका गठन हमले के बाद बचाव के लिए हुआ है ना कि किसी दूसरे देश पर हमला करने के लिए जर्मनी, इटली, बृतिन, फ्रांस, सब ने ट्रम्प को मना कर दिया तो ट्रम्प अब एहसान गिना रहें और उन्हें करने के लिए अपने नहीं करने के लिए अवसर है 17 दिनों में इरान ने कमाल की बढ़त हासिल की है वो युद्ध से पहले के मुकाबले आज जादा ताकतवर है इरान दुनिया के तेल के डाम कंट्रोल करने लगा है ट्रम्प के टैरिफ के समयं अमेरिका कुछ अकेला हुआ और अब इरान पर हमला करने के बाद अमेरिका से अलग अपनी सुरक्षा के बारे में सोचने लगे हैं यह शायल पहली बार या दश्कों में पहली बार हो रहा होगा जब अमेरिका के सहयोगी ट्रम्प के कहने पर युद्ध पोत नहीं भेज रहे हैं इसका एक और मतलब है युद्ध करने और उसे अंजान तक ले जाने के लिए उन्हें ट्रम्प की शम्ता पर भरोसा नहीं ट्रम्प गरबड़ा गये हैं कभी कहते हैं होरमूस को खोलना है तो सभी को मदद करनी होगी फिर उसी ट्रम्प के लिए कहते हैं उन्हें किसी की मदद चाहिए नहीं आपको पर बहुत पर जोड़ा है और बहुत काप्यों के लिए आपको पर बहुत पर जोड़ा है इसे नहीं है कि यह पर नहीं है हमारी आसपास के दुनिया 2022 से युद में घीरी हुई है 24 फर्वरी 2022 को जब रूस ने यूक्रेन पर हमला किया तब भारत ने जाना कि हाजारों बच्चे यूक्रेन में मेडिकल की पढ़ाई कर रहे हैं चार साल बाद 28 फर्वरी को ट्रंप और नितन्याहू ने इरान पर हमला कर दिया इसके बीच उक्टूबर 2023 से लेकर करी दो साल तक गजापर इस्राईल ने अमेरिका की मदद से लगातार बंबारी की है यूक्रेन यूद्ध के समय ओपरेशन गंगा आप भूल तो नहीं गए जब मोधी सरकार ने अपने मंत्रियों को विमानों के साथ भेजा यूपी में चुनाव हो रहे थे प्रदान मंत्री मोधी ने बनारस में यूक्रेन से लाए गए युवाओं से मलाकात ती यूक्रेन यूद्ध के समय ओपरेशन गंगा आप भूल तो नहीं गए जब मोधी सरकार ने अपने मंत्रियों को विमानों के साथ भेजा यूपी में चुनाव हो रहे थे प्रदान मंत्री मोधी ने बनारस में यूक्रेन से लाए गए युवाओं से मलाकात ती इस बार ऐसा क्यों नहीं हो रहा खाड़ी के देशों में एक करोड भारतिय रहते हैं ऐसा नहीं कि सरकार ने इस बार प्रयास नहीं किया लेकिन यूक्रेन यूद्ध के समय जिस तरह से प्रचार किया गया वीडियो बनवाए गये गोधी मीडिया सक्रिय था वीडिया भी विदेश नीती का डंका नहीं बजा पा रहा बजा भी रहा है तो विश्वसनिय नहीं लगता भारत की आम जनता, मोदी सरकार की विदेश नीती की कंजोरियों को अब ठीक ठीक देख चुकी है, समझ चुकी है या सरकार का भी आत्मविश्वास अब पहले के जैसा नहीं रहा कि ऐसे बचाओ अभियानों को लेकर जादा प्रचार करें इस्राईल के अखबारों में, इरान में हुए नुकसान की खबरें विस्तार से छप रहें हैं लेकिन उनके अपने देश में कितना नुकसान हुआ, इसकी जानकारी इस्राईल के अखबारों से आपको नहीं मिलेगी इरान की 56 एतिहासिक इमारतों पर हमला हुआ है इस युद्धों को अभी तक की घटनाओं से यूँ समझना चाहिए अमेरिका को आगे कर इस्राईल पीछे चला गया अमेरिका को कुछ हासिल नहीं हुआ उस पर युद्ध से निकलने का दबाव बन रहा है अमेरिका अकेला पड़ गया है ट्रम्प के समर्थक भले इस बात से खुश हों कि अमेरिका ने तेल से पैसे बना लिये हत्यार <text:soft-page-break/>कंपनीयों के शेरों के दाम बढ़ गये लेकिन सारी ताकत होने के बाद भी ग्लोबल लेवल पर ट्रम्प लाचार और अकेले नजर आ रहे है पहाडों और जतिल भुगोल से समपन देश इरान ने आधुनिक और मेंगे हत्यारों से लैस अमेरिका को कंगाल कर दिया है नमस्कार मैं रवीश कुमा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7T19:05:58.635418179</meta:creation-date>
    <dc:date>2026-03-17T19:14:12.108464726</dc:date>
    <meta:editing-duration>PT8M16S</meta:editing-duration>
    <meta:editing-cycles>1</meta:editing-cycles>
    <meta:document-statistic meta:table-count="0" meta:image-count="0" meta:object-count="0" meta:page-count="4" meta:paragraph-count="8" meta:word-count="3025" meta:character-count="9845" meta:non-whitespace-character-count="6826"/>
    <meta:generator>LibreOffice/24.2.7.2$Linux_X86_64 LibreOffice_project/420$Build-2</meta:generator>
  </office:meta>
</office:document-meta>
</file>